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cm" svg:x="6cm" svg:y="4cm">
          <text:p text:style-name="P1"><text:span text:style-name="T1">Conne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1cm" svg:x="3cm" svg:y="6cm">
          <text:p text:style-name="P1"><text:span text:style-name="T1">EdgeBr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1cm" svg:x="9cm" svg:y="6cm">
          <text:p text:style-name="P1"><text:span text:style-name="T1">Sequential Conne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9cm" svg:y="8cm">
          <text:p text:style-name="P1"><text:span text:style-name="T1">Com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13cm" svg:y="8cm">
          <text:p text:style-name="P1"><text:span text:style-name="T1">Uncompr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9.5cm" svg:y="10cm">
          <text:p text:style-name="P1"><text:span text:style-name="T1">uint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12cm" svg:y="10cm">
          <text:p text:style-name="P1"><text:span text:style-name="T1">uint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14.5cm" svg:y="10cm">
          <text:p text:style-name="P1"><text:span text:style-name="T1">var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17cm" svg:y="10cm">
          <text:p text:style-name="P1"><text:span text:style-name="T1">uint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5cm" svg:y1="5cm" svg:x2="5.5cm" svg:y2="6cm">
          <text:p/>
        </draw:line>
        <draw:line draw:style-name="gr4" draw:text-style-name="P3" draw:layer="layout" svg:x1="11.6cm" svg:y1="6cm" svg:x2="8.5cm" svg:y2="5cm">
          <text:p/>
        </draw:line>
        <draw:line draw:style-name="gr4" draw:text-style-name="P3" draw:layer="layout" svg:x1="12cm" svg:y1="7cm" svg:x2="10.4cm" svg:y2="8cm">
          <text:p/>
        </draw:line>
        <draw:line draw:style-name="gr4" draw:text-style-name="P3" draw:layer="layout" svg:x1="13.4cm" svg:y1="9cm" svg:x2="10.5cm" svg:y2="10cm">
          <text:p/>
        </draw:line>
        <draw:line draw:style-name="gr4" draw:text-style-name="P3" draw:layer="layout" svg:x1="13.9cm" svg:y1="9cm" svg:x2="12.9cm" svg:y2="10cm">
          <text:p/>
        </draw:line>
        <draw:line draw:style-name="gr4" draw:text-style-name="P3" draw:layer="layout" svg:x1="14.5cm" svg:y1="9cm" svg:x2="15.5cm" svg:y2="10cm">
          <text:p/>
        </draw:line>
        <draw:line draw:style-name="gr4" draw:text-style-name="P3" draw:layer="layout" svg:x1="15.1cm" svg:y1="9cm" svg:x2="18cm" svg:y2="10cm">
          <text:p/>
        </draw:line>
        <draw:line draw:style-name="gr4" draw:text-style-name="P3" draw:layer="layout" svg:x1="12cm" svg:y1="7cm" svg:x2="14cm" svg:y2="8cm">
          <text:p/>
        </draw:line>
        <draw:custom-shape draw:style-name="gr2" draw:text-style-name="P2" draw:layer="layout" svg:width="3cm" svg:height="1cm" svg:x="1cm" svg:y="8cm">
          <text:p text:style-name="P1"><text:span text:style-name="T1">Val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cm" svg:x="5cm" svg:y="8cm">
          <text:p text:style-name="P1"><text:span text:style-name="T1">Stand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cm" svg:y1="7cm" svg:x2="3cm" svg:y2="8cm">
          <text:p/>
        </draw:line>
        <draw:line draw:style-name="gr4" draw:text-style-name="P3" draw:layer="layout" svg:x1="5cm" svg:y1="7cm" svg:x2="6.6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12T12:24:20.339000000</dc:date>
    <meta:editing-duration>P23DT23H27M43S</meta:editing-duration>
    <meta:editing-cycles>4</meta:editing-cycles>
    <meta:generator>LibreOffice/6.3.1.2$Windows_X86_64 LibreOffice_project/b79626edf0065ac373bd1df5c28bd630b4424273</meta:generator>
    <meta:document-statistic meta:object-count="21"/>
  </office:meta>
</office:document-meta>
</file>